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EF0000032C3D2ACF7FD69A04F7.png" manifest:media-type="image/png"/>
  <manifest:file-entry manifest:full-path="Pictures/10000001000006EF0000032C77BFB08328C32A91.png" manifest:media-type="image/png"/>
  <manifest:file-entry manifest:full-path="Pictures/10000001000006EF0000032C50C3DD9358C0AC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b6d" officeooo:paragraph-rsid="001dab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-0.185cm" svg:y="10.102cm" svg:width="17cm" svg:height="7.777cm" draw:z-index="0"><draw:image xlink:href="Pictures/10000001000006EF0000032C50C3DD9358C0ACD7.png" xlink:type="simple" xlink:show="embed" xlink:actuate="onLoad" draw:mime-type="image/png"/></draw:frame><draw:frame draw:style-name="fr1" draw:name="Image4" text:anchor-type="char" svg:x="0cm" svg:y="0.445cm" svg:width="17cm" svg:height="7.777cm" draw:z-index="2"><draw:image xlink:href="Pictures/10000001000006EF0000032C77BFB08328C32A91.png" xlink:type="simple" xlink:show="embed" xlink:actuate="onLoad" draw:mime-type="image/png"/></draw:frame></text:p>
      <text:p text:style-name="P1"/>
      <text:p text:style-name="P1"><draw:frame draw:style-name="fr1" draw:name="Image3" text:anchor-type="char" svg:x="-0.556cm" svg:y="9.74cm" svg:width="17cm" svg:height="7.777cm" draw:z-index="1"><draw:image xlink:href="Pictures/10000001000006EF0000032C3D2ACF7FD69A04F7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21:24:13.339503860</meta:creation-date>
    <dc:date>2023-05-30T21:27:09.144919308</dc:date>
    <meta:editing-duration>PT12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